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 style:list-style-name="L1">
      <style:text-properties style:font-name="Calibri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2182126543801416" text:style-name="L1">
        <text:list-item>
          <text:list>
            <text:list-item>
              <text:p text:style-name="P2">Covoiturage :</text:p>
              <text:list>
                <text:list-item>
                  <text:p text:style-name="P2">Frais kilométriques divisés en parts égales entre tous les voyageurs (Possibilité de marge uniquement sur les véhicules électriques de 10%)</text:p>
                </text:list-item>
                <text:list-item>
                  <text:p text:style-name="P2">Uniquement dans le 59</text:p>
                </text:list-item>
              </text:list>
            </text:list-item>
            <text:list-item>
              <text:p text:style-name="P2">Autopartage :</text:p>
              <text:list>
                <text:list-item>
                  <text:p text:style-name="P2">Lieux de stockage aménagés</text:p>
                  <text:list>
                    <text:list-item>
                      <text:p text:style-name="P2">Voitures :</text:p>
                      <text:list>
                        <text:list-item>
                          <text:p text:style-name="P2">Parkings libérés grâce au covoiturage (1 voiture pour 2 personnes au lieu de 1 voiture / personne)</text:p>
                        </text:list-item>
                        <text:list-item>
                          <text:p text:style-name="P2">Facturé sur le kilométrage effectué à prix coutant (Possibilité de marge uniquement sur les véhicules électriques de 10%)</text:p>
                        </text:list-item>
                        <text:list-item>
                          <text:p text:style-name="P2">Papier liant les deux particulier (Sécurité juridique)</text:p>
                        </text:list-item>
                        <text:list-item>
                          <text:p text:style-name="P2">Présentation du Permis de conduire obligatoire</text:p>
                        </text:list-item>
                        <text:list-item>
                          <text:p text:style-name="P2">État du véhicule à la fin de l'emprunt</text:p>
                        </text:list-item>
                      </text:list>
                    </text:list-item>
                    <text:list-item>
                      <text:p text:style-name="P2">Autre moyens (Vélos / Trotinettes / Skate)</text:p>
                      <text:list>
                        <text:list-item>
                          <text:p text:style-name="P2">Hangar sécurisé par QR-Code. Si un moyen de transport est endommagé, on peut aller dans un atelier dédié où il y aura un réparateur (Salarié) et qui nous proposera un autre véhicule si l'ancien est trop endommagé</text:p>
                        </text:list-item>
                        <text:list-item>
                          <text:p text:style-name="P2">Facturé selon le temps d'emprunt</text:p>
                        </text:list-item>
                        <text:list-item>
                          <text:p text:style-name="P2">Papier liant les deux particuliers</text:p>
                        </text:list-item>
                        <text:list-item>
                          <text:p text:style-name="P2">État du véhicule à la fin de l'emprun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Accès</text:p>
              <text:list>
                <text:list-item>
                  <text:p text:style-name="P2">Via moodle, comme pour zimbra</text:p>
                  <text:list>
                    <text:list-item>
                      <text:list>
                        <text:list-header>
                          <text:p text:style-name="P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Paiements en ligne pour les transactions</text:p>
      <text:list xml:id="list3651330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rvann BRENNE</meta:initial-creator>
    <meta:creation-date>2021-10-14T15:28:40.19</meta:creation-date>
    <dc:date>2021-10-14T16:27:04.64</dc:date>
    <dc:creator>Gurvann BRENNE</dc:creator>
    <meta:editing-duration>PT55M58S</meta:editing-duration>
    <meta:editing-cycles>10</meta:editing-cycles>
    <meta:generator>OpenOffice/4.1.10$Win32 OpenOffice.org_project/4110m2$Build-9807</meta:generator>
    <meta:document-statistic meta:table-count="0" meta:image-count="0" meta:object-count="0" meta:page-count="1" meta:paragraph-count="19" meta:word-count="182" meta:character-count="1029"/>
  </office:meta>
</office:document-meta>
</file>